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82in" fo:margin-left="1.0389in" table:align="left" style:shadow="none"/>
    </style:style>
    <style:style style:name="Table1.A" style:family="table-column">
      <style:table-column-properties style:column-width="1.6861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2.2528in"/>
    </style:style>
    <style:style style:name="Table1.1" style:family="table-row">
      <style:table-row-properties fo:background-color="#006699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abe4" officeooo:paragraph-rsid="0014abe4"/>
    </style:style>
    <style:style style:name="P2" style:family="paragraph" style:parent-style-name="Standard">
      <style:paragraph-properties fo:text-align="start" style:justify-single-word="false"/>
      <style:text-properties officeooo:rsid="0014abe4" officeooo:paragraph-rsid="0014abe4"/>
    </style:style>
    <style:style style:name="P3" style:family="paragraph" style:parent-style-name="Standard">
      <style:paragraph-properties fo:text-align="start" style:justify-single-word="false"/>
      <style:text-properties fo:font-size="10pt" officeooo:rsid="0014abe4" officeooo:paragraph-rsid="0014abe4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59ff7" officeooo:paragraph-rsid="00159ff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rsid="0014abe4" officeooo:paragraph-rsid="0014abe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4abe4" officeooo:paragraph-rsid="0017322b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14abe4" officeooo:paragraph-rsid="00199c55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rsid="0014abe4" officeooo:paragraph-rsid="001885fb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199c55" officeooo:paragraph-rsid="001b888c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rsid="001885fb" officeooo:paragraph-rsid="001885fb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1885fb" officeooo:paragraph-rsid="001885fb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ffffff" fo:font-size="8pt" fo:font-weight="bold" officeooo:rsid="001885fb" officeooo:paragraph-rsid="001885fb" style:font-size-asian="8pt" style:font-weight-asian="bold" style:font-size-complex="8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Liberation Serif"/>
    </style:style>
    <style:style style:name="T2" style:family="text">
      <style:text-properties fo:color="#000000" style:font-name="Liberation Serif" fo:font-size="7pt" style:font-size-asian="7pt" style:font-size-complex="7pt"/>
    </style:style>
    <style:style style:name="T3" style:family="text">
      <style:text-properties officeooo:rsid="0017322b"/>
    </style:style>
    <style:style style:name="T4" style:family="text">
      <style:text-properties officeooo:rsid="00173801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99c55" style:font-size-asian="8.75pt" style:font-size-complex="10pt"/>
    </style:style>
    <style:style style:name="T7" style:family="text">
      <style:text-properties officeooo:rsid="001b888c"/>
    </style:style>
    <style:style style:name="T8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7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14" svg:width="2.365in" svg:height="0.7752in" svg:x="-0.239in" svg:y="-0.5583in"><draw:text-box><text:p text:style-name="P13"><text:span text:style-name="T8">Student ID: xxxxxxx</text:span></text:p><text:p text:style-name="P13"><text:span text:style-name="T8">Student name: xxxx xxxxx</text:span></text:p></draw:text-box></draw:frame>NLP – Assignment 3</text:p>
      <text:p text:style-name="P4">Writeup</text:p>
      <text:p text:style-name="P2"/>
      <text:p text:style-name="P3"/>
      <text:p text:style-name="P3">1. statistics summary:</text:p>
      <text:p text:style-name="P5"><text:tab/>a. Thresholds: </text:p>
      <text:p text:style-name="P5"><text:tab/><text:tab/>- Filter words that appeared less then 100 times.</text:p>
      <text:p text:style-name="P5"><text:tab/><text:tab/>- Filter words with pos tag not in closed list: <text:span text:style-name="T2">['JJ', 'JJR', 'JJS', 'NN', 'NNS', 'NNP', 'NNPS', 'VB', 'VBD', 'VBG', 'VBN', 'VBP', 'VBZ', 'WRB']</text:span></text:p>
      <text:p text:style-name="P5"><text:span text:style-name="T2"><text:tab/><text:tab/> <text:s/></text:span><text:span text:style-name="T1">(Except for part 3, where we also consider ‘IN’ words, but only as instructed, meaning we collapse them into the feature word)</text:span></text:p>
      <text:p text:style-name="P5"><text:tab/><text:tab/>- Filter pairs: (target word, features word) that appeared less then 3 times.</text:p>
      <text:p text:style-name="P5"><text:tab/><text:tab/>- Filter pairs with negative PMI. (instead of setting them to zero).</text:p>
      <text:p text:style-name="P6"><text:tab/>b. <text:span text:style-name="T3">Number of words considered for similarity (word frequency &gt; 100) : </text:span></text:p>
      <text:p text:style-name="P6"><text:span text:style-name="T3"><text:tab/> <text:s text:c="3"/><text:tab/>- 8486</text:span></text:p>
      <text:p text:style-name="P6"><text:tab/><text:tab/>- <text:span text:style-name="T4">Note: Because various thresholds drain some words of all features. This number becomes around 7900.</text:span></text:p>
      <text:p text:style-name="P6"><text:tab/><text:span text:style-name="T3">c. Number of features :</text:span></text:p>
      <text:p text:style-name="P6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Part</text:p>
          </table:table-cell>
          <table:table-cell table:style-name="Table1.A1" office:value-type="string">
            <text:p text:style-name="P12">Max number of features</text:p>
          </table:table-cell>
          <table:table-cell table:style-name="Table1.C1" office:value-type="string">
            <text:p text:style-name="P12">Average: (the matrix is sparse)</text:p>
          </table:table-cell>
        </table:table-row>
        <table:table-row>
          <table:table-cell table:style-name="Table1.A4" office:value-type="string">
            <text:p text:style-name="P10">1 (sentence)</text:p>
          </table:table-cell>
          <table:table-cell table:style-name="Table1.B2" office:value-type="string">
            <text:p text:style-name="P8"><text:span text:style-name="T4">8486</text:span></text:p>
          </table:table-cell>
          <table:table-cell table:style-name="Table1.C2" office:value-type="string">
            <text:p text:style-name="P11">863</text:p>
          </table:table-cell>
        </table:table-row>
        <table:table-row>
          <table:table-cell table:style-name="Table1.A4" office:value-type="string">
            <text:p text:style-name="P10">2 (window, k=2)</text:p>
          </table:table-cell>
          <table:table-cell table:style-name="Table1.B3" office:value-type="string">
            <text:p text:style-name="P8"><text:span text:style-name="T4">8486</text:span></text:p>
          </table:table-cell>
          <table:table-cell table:style-name="Table1.C3" office:value-type="string">
            <text:p text:style-name="P11">314.9</text:p>
          </table:table-cell>
        </table:table-row>
        <table:table-row>
          <table:table-cell table:style-name="Table1.A4" office:value-type="string">
            <text:p text:style-name="P10">3 (tree)</text:p>
          </table:table-cell>
          <table:table-cell table:style-name="Table1.B4" office:value-type="string">
            <text:p text:style-name="P11">152,991</text:p>
          </table:table-cell>
          <table:table-cell table:style-name="Table1.C4" office:value-type="string">
            <text:p text:style-name="P11">15.8</text:p>
          </table:table-cell>
        </table:table-row>
      </table:table>
      <text:p text:style-name="P6"/>
      <text:p text:style-name="P7"><text:span text:style-name="T6">2</text:span><text:span text:style-name="T5">. </text:span><text:span text:style-name="T6">target words</text:span><text:span text:style-name="T5"> summary:</text:span></text:p>
      <text:p text:style-name="P9"><text:tab/>a. <text:span text:style-name="T7">car </text:span></text:p>
      <text:p text:style-name="P9"><text:span text:style-name="T7"><text:tab/>b. bus </text:span></text:p>
      <text:p text:style-name="P9"><text:span text:style-name="T7"><text:tab/>c. hospital </text:span></text:p>
      <text:p text:style-name="P9"><text:span text:style-name="T7"><text:tab/>d. hotel </text:span></text:p>
      <text:p text:style-name="P9"><text:span text:style-name="T7"><text:tab/>e. gun </text:span></text:p>
      <text:p text:style-name="P9"><text:span text:style-name="T7"><text:tab/>f. bomb </text:span></text:p>
      <text:p text:style-name="P9"><text:span text:style-name="T7"><text:tab/>g. horse </text:span></text:p>
      <text:p text:style-name="P9"><text:span text:style-name="T7"><text:tab/>h. fox </text:span></text:p>
      <text:p text:style-name="P9"><text:span text:style-name="T7"><text:tab/>i. table </text:span></text:p>
      <text:p text:style-name="P9"><text:span text:style-name="T7"><text:tab/>j. bowl </text:span></text:p>
      <text:p text:style-name="P9"><text:span text:style-name="T7"><text:tab/>k. guitar </text:span></text:p>
      <text:p text:style-name="P9"><text:span text:style-name="T7"><text:tab/>l. pia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32:26.527907338</meta:creation-date>
    <dc:date>2017-12-29T21:33:54.474906608</dc:date>
    <meta:editing-duration>PT30M54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175" meta:character-count="1008" meta:non-whitespace-character-count="819"/>
  </office:meta>
</office:document-meta>
</file>